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Normal">
      <style:table-cell-properties fo:background-color="#c0ffc0"/>
    </style:style>
    <style:style style:name="ce117" style:family="table-cell" style:parent-style-name="Integer">
      <style:table-cell-properties fo:background-color="#ffffff"/>
      <style:map style:condition="cell-content()=0" style:apply-style-name="" style:base-cell-address=""/>
    </style:style>
    <style:style style:name="ce118" style:family="table-cell" style:parent-style-name="Right">
      <style:table-cell-properties fo:background-color="#ff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2-01-04T09:14:41" calcext:value-type="date">
            <text:p>2022-01-04 09:14:41</text:p>
          </table:table-cell>
          <table:table-cell table:style-name="ce22" office:value-type="date" office:date-value="2022-01-04" calcext:value-type="date">
            <text:p>2022-01-04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09H14M41S" calcext:value-type="time">
            <text:p>09:14:41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2-01-04T09:14:41" calcext:value-type="date">
            <text:p>2022-01-04 09:14:41</text:p>
          </table:table-cell>
          <table:table-cell table:style-name="ce23" office:value-type="date" office:date-value="2022-01-04" calcext:value-type="date">
            <text:p>2022-01-04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21H14M42S" calcext:value-type="time">
            <text:p>21:14:42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2-01-04T09:14:42" calcext:value-type="date">
            <text:p>2022-01-04 09:14:42</text:p>
          </table:table-cell>
          <table:table-cell table:style-name="ce24" office:value-type="date" office:date-value="2022-01-04" calcext:value-type="date">
            <text:p>2022-01-04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09H14M42S" calcext:value-type="time">
            <text:p>09:14:42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2-01-04T09:14:42" calcext:value-type="date">
            <text:p>2022-01-04 09:14:42</text:p>
          </table:table-cell>
          <table:table-cell table:style-name="ce25" office:value-type="date" office:date-value="2022-01-04" calcext:value-type="date">
            <text:p>2022-01-04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21H14M42S" calcext:value-type="time">
            <text:p>21:14:42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2-01-04T09:14:42" calcext:value-type="date">
            <text:p>2022-01-04 09:14:42</text:p>
          </table:table-cell>
          <table:table-cell table:style-name="ce26" office:value-type="date" office:date-value="2022-01-04" calcext:value-type="date">
            <text:p>2022-01-04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09H14M43S" calcext:value-type="time">
            <text:p>09:14:43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2-01-04T09:14:43" calcext:value-type="date">
            <text:p>2022-01-04 09:14:43</text:p>
          </table:table-cell>
          <table:table-cell table:style-name="ce27" office:value-type="date" office:date-value="2022-01-04" calcext:value-type="date">
            <text:p>2022-01-04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21H14M43S" calcext:value-type="time">
            <text:p>21:14:43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2-01-04T09:14:43" calcext:value-type="date">
            <text:p>2022-01-04 09:14:43</text:p>
          </table:table-cell>
          <table:table-cell table:style-name="ce28" office:value-type="date" office:date-value="2022-01-04" calcext:value-type="date">
            <text:p>2022-01-04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09H14M43S" calcext:value-type="time">
            <text:p>09:14:43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2-01-04T09:14:43" calcext:value-type="date">
            <text:p>2022-01-04 09:14:43</text:p>
          </table:table-cell>
          <table:table-cell table:style-name="ce29" office:value-type="date" office:date-value="2022-01-04" calcext:value-type="date">
            <text:p>2022-01-04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21H14M43S" calcext:value-type="time">
            <text:p>21:14:43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2-01-04T09:14:43" calcext:value-type="date">
            <text:p>2022-01-04 09:14:43</text:p>
          </table:table-cell>
          <table:table-cell table:style-name="ce30" office:value-type="date" office:date-value="2022-01-04" calcext:value-type="date">
            <text:p>2022-01-04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09H14M43S" calcext:value-type="time">
            <text:p>09:14:43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2-01-04T09:14:44" calcext:value-type="date">
            <text:p>2022-01-04 09:14:44</text:p>
          </table:table-cell>
          <table:table-cell table:style-name="ce31" office:value-type="date" office:date-value="2022-01-04" calcext:value-type="date">
            <text:p>2022-01-04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21H14M44S" calcext:value-type="time">
            <text:p>21:14:44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2-01-04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Prueba de merge</text:p>
          </table:table-cell>
          <table:covered-table-cell table:number-columns-repeated="6"/>
        </table:table-row>
      </table:table>
      <table:table table:name="Helpers" table:style-name="ta1">
        <table:table-column table:style-name="co5" table:number-columns-repeated="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Helper values with total (vertic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Suma 3</text:p>
          </table:table-cell>
          <table:table-cell table:number-columns-repeated="8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35" table:formula="of:=SUM([.A6:.A8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List of row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List of column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/>
          <table:table-cell table:style-name="ce35" table:formula="of:=SUM([.E12:.G12])" office:value-type="float" office:value="12" calcext:value-type="float">
            <text:p>12</text:p>
          </table:table-cell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table:style-name="ce35" table:formula="of:=SUM([.E13:.G13])" office:value-type="float" office:value="15" calcext:value-type="float">
            <text:p>15</text:p>
          </table:table-cell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35" table:formula="of:=SUM([.E14:.G14])" office:value-type="float" office:value="18" calcext:value-type="float">
            <text:p>1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5" table:formula="of:=SUM([.A12:.A15])" office:value-type="float" office:value="12" calcext:value-type="float">
            <text:p>12</text:p>
          </table:table-cell>
          <table:table-cell table:style-name="ce35" table:formula="of:=SUM([.B12:.B15])" office:value-type="float" office:value="15" calcext:value-type="float">
            <text:p>15</text:p>
          </table:table-cell>
          <table:table-cell table:style-name="ce35" table:formula="of:=SUM([.C12:.C15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rows with totals</text:p>
          </table:table-cell>
          <table:covered-table-cell table:number-columns-repeated="3"/>
          <table:table-cell table:style-name="ce115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</text:p>
          </table:table-cell>
          <table:table-cell table:style-name="ce40" office:value-type="float" office:value="12000" calcext:value-type="float">
            <text:p>12.00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0:.D20])" office:value-type="float" office:value="12005" calcext:value-type="float">
            <text:p>12.005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B</text:p>
          </table:table-cell>
          <table:table-cell table:style-name="ce40" office:value-type="float" office:value="1020" calcext:value-type="float">
            <text:p>1.02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21:.D21])" office:value-type="float" office:value="1031" calcext:value-type="float">
            <text:p>1.031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C</text:p>
          </table:table-cell>
          <table:table-cell table:style-name="ce40" office:value-type="float" office:value="20404" calcext:value-type="float">
            <text:p>20.40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35" table:formula="of:=SUM([.B22:.D22])" office:value-type="float" office:value="20421" calcext:value-type="float">
            <text:p>20.421</text:p>
          </table:table-cell>
          <table:table-cell table:number-columns-repeated="4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0:.B22])" office:value-type="float" office:value="33424" calcext:value-type="float">
            <text:p>33.424</text:p>
          </table:table-cell>
          <table:table-cell table:style-name="ce35" table:formula="of:=SUM([.C20:.C22])" office:value-type="float" office:value="15" calcext:value-type="float">
            <text:p>15</text:p>
          </table:table-cell>
          <table:table-cell table:style-name="ce35" table:formula="of:=SUM([.D20:.D22])" office:value-type="float" office:value="18" calcext:value-type="float">
            <text:p>18</text:p>
          </table:table-cell>
          <table:table-cell table:style-name="ce35" table:formula="of:=SUM([.B23:.D23])" office:value-type="float" office:value="33457" calcext:value-type="float">
            <text:p>33.45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7:.C37])" office:value-type="float" office:value="10100" calcext:value-type="float">
            <text:p>10.100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8:.C38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7:.B38])" office:value-type="float" office:value="10100" calcext:value-type="float">
            <text:p>10.100</text:p>
          </table:table-cell>
          <table:table-cell table:style-name="ce35" table:formula="of:=SUM([.C37:.C38])" office:value-type="float" office:value="120" calcext:value-type="float">
            <text:p>120</text:p>
          </table:table-cell>
          <table:table-cell table:style-name="ce35" table:formula="of:=SUM([.B39:.C39])" office:value-type="float" office:value="10220" calcext:value-type="float">
            <text:p>10.22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17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17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117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117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117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17" office:value-type="float" office:value="5" calcext:value-type="float">
            <text:p>5</text:p>
          </table:table-cell>
          <table:table-cell table:number-columns-repeated="8"/>
        </table:table-row>
        <calcext:conditional-formats>
          <calcext:conditional-format calcext:target-range-address="Helpers.A41:Helpers.A46">
            <calcext:condition calcext:apply-style-name="" calcext:value="=0" calcext:base-cell-address=""/>
          </calcext:conditional-format>
        </calcext:conditional-formats>
      </table:table>
      <table:table table:name="Sort" table:style-name="ta1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Internal style names" table:style-name="ta1">
        <table:table-column table:style-name="co2" table:default-cell-style-name="ce114"/>
        <table:table-column table:style-name="co2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style-name="ce114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4" office:value-type="string" calcext:value-type="string">
            <text:p>Report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/>
        </table:table-row>
        <table:table-row table:style-name="ro1">
          <table:table-cell office:value-type="string" calcext:value-type="string">
            <text:p>Accent 3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Bold</text:p>
          </table:table-cell>
          <table:table-cell/>
        </table:table-row>
        <table:table-row table:style-name="ro1">
          <table:table-cell office:value-type="string" calcext:value-type="string">
            <text:p>BoldCenter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/>
        </table:table-row>
        <table:table-row table:style-name="ro1"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office:value-type="string" calcext:value-type="string">
            <text:p>EUR</text:p>
          </table:table-cell>
          <table:table-cell/>
        </table:table-row>
        <table:table-row table:style-name="ro1"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Float2</text:p>
          </table:table-cell>
          <table:table-cell/>
        </table:table-row>
        <table:table-row table:style-name="ro1">
          <table:table-cell office:value-type="string" calcext:value-type="string">
            <text:p>Float6</text:p>
          </table:table-cell>
          <table:table-cell/>
        </table:table-row>
        <table:table-row table:style-name="ro1">
          <table:table-cell office:value-type="string" calcext:value-type="string">
            <text:p>Footnote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Heading</text:p>
          </table:table-cell>
          <table:table-cell/>
        </table:table-row>
        <table:table-row table:style-name="ro1">
          <table:table-cell office:value-type="string" calcext:value-type="string">
            <text:p>Heading 1</text:p>
          </table:table-cell>
          <table:table-cell/>
        </table:table-row>
        <table:table-row table:style-name="ro1">
          <table:table-cell office:value-type="string" calcext:value-type="string">
            <text:p>Heading 2</text:p>
          </table:table-cell>
          <table:table-cell/>
        </table:table-row>
        <table:table-row table:style-name="ro1">
          <table:table-cell office:value-type="string" calcext:value-type="string">
            <text:p>Hyperlink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VerticalCenter</text:p>
          </table:table-cell>
          <table:table-cell/>
        </table:table-row>
        <table:table-row table:style-name="ro1">
          <table:table-cell office:value-type="string" calcext:value-type="string">
            <text:p>Warning</text:p>
          </table:table-cell>
          <table:table-cell/>
        </table:table-row>
      </table:table>
      <table:table table:name="Internal statistcs" table:style-name="ta1">
        <table:table-column table:style-name="co2" table:default-cell-style-name="ce116"/>
        <table:table-column table:style-name="co4" table:default-cell-style-name="ce40"/>
        <table:table-column table:style-name="co4" table:default-cell-style-name="ce92"/>
        <table:table-column table:style-name="co4" table:default-cell-style-name="ce82"/>
        <table:table-column table:style-name="co4" table:number-columns-repeated="7" table:default-cell-style-name="Default"/>
        <table:table-row table:style-name="ro1">
          <table:table-cell table:style-name="ce8" office:value-type="string" calcext:value-type="string">
            <text:p>Document generation</text:p>
          </table:table-cell>
          <table:table-cell table:style-name="ce118" office:value-type="string" calcext:value-type="string" table:number-columns-spanned="2" table:number-rows-spanned="1">
            <text:p>0:00:14.474258</text:p>
          </table:table-cell>
          <table:covered-table-cell table:style-name="Default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Segundos totales</text:p>
          </table:table-cell>
          <table:table-cell table:style-name="ce1"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</text:p>
          </table:table-cell>
          <table:table-cell office:value-type="float" office:value="290" calcext:value-type="float">
            <text:p>290</text:p>
          </table:table-cell>
          <table:table-cell office:value-type="float" office:value="7.743724" calcext:value-type="float">
            <text:p>7,74</text:p>
          </table:table-cell>
          <table:table-cell office:value-type="float" office:value="0.0267385582191781" calcext:value-type="float">
            <text:p>0,0267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 unidas</text:p>
          </table:table-cell>
          <table:table-cell office:value-type="float" office:value="10" calcext:value-type="float">
            <text:p>10</text:p>
          </table:table-cell>
          <table:table-cell office:value-type="float" office:value="0.469733" calcext:value-type="float">
            <text:p>0,47</text:p>
          </table:table-cell>
          <table:table-cell office:value-type="float" office:value="0.0469733" calcext:value-type="float">
            <text:p>0,0469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ctura de celdas</text:p>
          </table:table-cell>
          <table:table-cell office:value-type="float" office:value="8" calcext:value-type="float">
            <text:p>8</text:p>
          </table:table-cell>
          <table:table-cell office:value-type="float" office:value="0.135057" calcext:value-type="float">
            <text:p>0,14</text:p>
          </table:table-cell>
          <table:table-cell office:value-type="float" office:value="0.016882125" calcext:value-type="float">
            <text:p>0,0168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evas hojas</text:p>
          </table:table-cell>
          <table:table-cell office:value-type="float" office:value="5" calcext:value-type="float">
            <text:p>5</text:p>
          </table:table-cell>
          <table:table-cell office:value-type="float" office:value="0.194232" calcext:value-type="float">
            <text:p>0,19</text:p>
          </table:table-cell>
          <table:table-cell office:value-type="float" office:value="0.0388464" calcext:value-type="float">
            <text:p>0,0388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movilizaciones de hoja</text:p>
          </table:table-cell>
          <table:table-cell office:value-type="float" office:value="2" calcext:value-type="float">
            <text:p>2</text:p>
          </table:table-cell>
          <table:table-cell office:value-type="float" office:value="0.582637" calcext:value-type="float">
            <text:p>0,58</text:p>
          </table:table-cell>
          <table:table-cell office:value-type="float" office:value="0.2913185" calcext:value-type="float">
            <text:p>0,291319</text:p>
          </table:table-cell>
          <table:table-cell table:number-columns-repeated="7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4:.B8])" office:value-type="float" office:value="315" calcext:value-type="float">
            <text:p>315</text:p>
          </table:table-cell>
          <table:table-cell table:style-name="ce87" table:formula="of:=SUM([.C4:.C8])" office:value-type="float" office:value="9.125383" calcext:value-type="float">
            <text:p>9,13</text:p>
          </table:table-cell>
          <table:table-cell table:style-name="ce35"/>
          <table:table-cell table:number-columns-repeated="7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2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 style:data-style-name="N2" text:time-value="09:14:35.74232153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4T09:14:35</meta:creation-date>
    <meta:generator>LibreOffice/7.2.4.1$Linux_X86_64 LibreOffice_project/20$Build-1</meta:generator>
    <meta:editing-duration>PT16S</meta:editing-duration>
    <meta:editing-cycles>2</meta:editing-cycles>
    <meta:initial-creator>Turulomio</meta:initial-creator>
    <dc:description>This file have been generated with UnoGenerator-0.17.0. You can see UnoGenerator main page in http://github.com/turulomio/unogenerator</dc:description>
    <dc:subject>Demostración de la clase ODS</dc:subject>
    <meta:keyword>unogenerator</meta:keyword>
    <meta:keyword>demo</meta:keyword>
    <meta:keyword>files</meta:keyword>
    <dc:date>2022-01-04T09:14:52.665200436</dc:date>
    <dc:title>Ejemplo ODS con UnoGenerator</dc:title>
    <meta:document-statistic meta:table-count="5" meta:cell-count="318" meta:object-count="0"/>
  </office:meta>
</office:document-meta>
</file>